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Log.error( Log vfslog , Log commonslo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debug( Log vfslog , Log commonslo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warn( Log vfslog , Log commonslo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error( Log vfslog , Log commonslog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info( Log vfslog , Log commonslo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Vfs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fsLog.fatal( Log vfslog , Log commonslog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fatal( Log vfslog , Log commonslog , String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info( Log vfslog , Log commonslog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debug( Log vfslog , Log commonslog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fsLog.warn( Log vfslog , Log commonslog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